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724" officeooo:paragraph-rsid="001ae724"/>
    </style:style>
    <style:style style:name="P2" style:family="paragraph" style:parent-style-name="Standard">
      <style:text-properties officeooo:rsid="001d6258" officeooo:paragraph-rsid="001d6258"/>
    </style:style>
    <style:style style:name="P3" style:family="paragraph" style:parent-style-name="Standard">
      <style:text-properties fo:font-size="15pt" fo:font-weight="bold" officeooo:rsid="001ae724" officeooo:paragraph-rsid="001ae724" style:font-size-asian="15pt" style:font-weight-asian="bold" style:font-size-complex="15pt" style:font-weight-complex="bold"/>
    </style:style>
    <style:style style:name="P4" style:family="paragraph" style:parent-style-name="Standard">
      <style:text-properties fo:font-size="14pt" fo:font-weight="bold" officeooo:rsid="002137b7" officeooo:paragraph-rsid="001ae724" style:font-size-asian="14pt" style:font-weight-asian="bold" style:font-size-complex="14pt" style:font-weight-complex="bold"/>
    </style:style>
    <style:style style:name="P5" style:family="paragraph" style:parent-style-name="Standard">
      <style:text-properties fo:font-size="14pt" fo:font-weight="bold" officeooo:rsid="00230191" officeooo:paragraph-rsid="00230191" style:font-size-asian="14pt" style:font-weight-asian="bold" style:font-size-complex="14pt" style:font-weight-complex="bold"/>
    </style:style>
    <style:style style:name="P6" style:family="paragraph" style:parent-style-name="Standard">
      <style:text-properties fo:font-weight="bold" officeooo:rsid="001ae724" officeooo:paragraph-rsid="001ae724" style:font-weight-asian="bold" style:font-weight-complex="bold"/>
    </style:style>
    <style:style style:name="P7" style:family="paragraph" style:parent-style-name="Standard">
      <style:text-properties fo:font-weight="bold" officeooo:rsid="001d6258" officeooo:paragraph-rsid="001d6258" style:font-weight-asian="bold" style:font-weight-complex="bold"/>
    </style:style>
    <style:style style:name="P8" style:family="paragraph" style:parent-style-name="Standard">
      <style:text-properties officeooo:rsid="001ae724" officeooo:paragraph-rsid="001ae724"/>
    </style:style>
    <style:style style:name="P9" style:family="paragraph" style:parent-style-name="Standard">
      <style:text-properties officeooo:rsid="001ae724" officeooo:paragraph-rsid="00230191"/>
    </style:style>
    <style:style style:name="P10" style:family="paragraph" style:parent-style-name="Standard">
      <style:text-properties officeooo:rsid="00230191" officeooo:paragraph-rsid="00230191"/>
    </style:style>
    <style:style style:name="P11" style:family="paragraph" style:parent-style-name="Standard">
      <style:text-properties fo:font-weight="normal" officeooo:rsid="00230191" officeooo:paragraph-rsid="00230191" style:font-weight-asian="normal" style:font-weight-complex="normal"/>
    </style:style>
    <style:style style:name="P12" style:family="paragraph" style:parent-style-name="Standard">
      <style:text-properties officeooo:rsid="001d6258" officeooo:paragraph-rsid="001d625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30191" style:font-weight-asian="normal" style:font-weight-complex="normal"/>
    </style:style>
    <style:style style:name="T4" style:family="text">
      <style:text-properties officeooo:rsid="002301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r stories</text:p>
      <text:p text:style-name="P1"/>
      <text:p text:style-name="P10">The idea is that anyone can update racing statistics from Mario Kart 64. The person (scorekeeper) can be either the player themselves, or a someone who keeps the score players playing the game. The concept “race” includes the performance of one player in one track. That way the app can contain either the statistics of only one player who wants to follow his progress or for instance the results of a group of friends playing the game.</text:p>
      <text:p text:style-name="P10"/>
      <text:p text:style-name="P1"/>
      <text:p text:style-name="P5">Scorekeeper</text:p>
      <text:p text:style-name="P6"/>
      <text:p text:style-name="P1"><text:span text:style-name="T1">Adding stats: </text:span>As a <text:span text:style-name="T4">scorekeeper </text:span>I can insert the game statistics of a single race</text:p>
      <text:p text:style-name="P6"/>
      <text:p text:style-name="P1"><text:span text:style-name="T1">Removing stats: </text:span><text:span text:style-name="T2">As a </text:span><text:span text:style-name="T3">scorekeeper </text:span><text:span text:style-name="T2">I can remove records of one </text:span><text:span text:style-name="T3">or all races</text:span></text:p>
      <text:p text:style-name="P6"/>
      <text:p text:style-name="P6">Track-specific records: </text:p>
      <text:p text:style-name="P1"/>
      <text:p text:style-name="P10">As a scorekeeper I can find out how many times each track has been played</text:p>
      <text:p text:style-name="P1">As a <text:span text:style-name="T4">scorekeeper </text:span>I can find out what <text:span text:style-name="T4">is the </text:span>best <text:span text:style-name="T4">finish </text:span>time for a certain track </text:p>
      <text:p text:style-name="P1"/>
      <text:p text:style-name="P6"><text:span text:style-name="T4">Player</text:span>-specific records: </text:p>
      <text:p text:style-name="P1">As a <text:span text:style-name="T4">scorekeeper </text:span>I can search for all the races where <text:span text:style-name="T4">a certain player has</text:span> won</text:p>
      <text:p text:style-name="P1">As a <text:span text:style-name="T4">scorekeeper </text:span>I can search for all the races where <text:span text:style-name="T4">a certain player</text:span> was last</text:p>
      <text:p text:style-name="P2">As a <text:span text:style-name="T4">scorekeeper </text:span>I can find out which has been the most successful character for <text:span text:style-name="T4">a certain player </text:span>(character with most first places)</text:p>
      <text:p text:style-name="P2">As a <text:span text:style-name="T4">scorekeeper </text:span>I can find out <text:span text:style-name="T4">in which track a certain player has performed the best (most first places out of all tracks played)</text:span></text:p>
      <text:p text:style-name="P9">As a <text:span text:style-name="T4">scorekeeper</text:span> I can find out how many times <text:span text:style-name="T4">a certain player has </text:span>played a single track</text:p>
      <text:p text:style-name="P1"/>
      <text:p text:style-name="P7">Character-specific records: </text:p>
      <text:p text:style-name="P11">As a scorekeeper I can find out which has been the most chosen character (which has the most races)</text:p>
      <text:p text:style-name="P1">As a <text:span text:style-name="T4">scorekeeper I can search how many times a certain player has played with a single characte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5:22:07.149692723</meta:creation-date>
    <dc:date>2019-03-19T12:34:05.738650916</dc:date>
    <meta:editing-duration>PT26M56S</meta:editing-duration>
    <meta:editing-cycles>6</meta:editing-cycles>
    <meta:generator>LibreOffice/6.0.7.3$Linux_X86_64 LibreOffice_project/00m0$Build-3</meta:generator>
    <meta:document-statistic meta:table-count="0" meta:image-count="0" meta:object-count="0" meta:page-count="1" meta:paragraph-count="17" meta:word-count="282" meta:character-count="1547" meta:non-whitespace-character-count="1278"/>
  </office:meta>
</office:document-meta>
</file>